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" draw:marker-end="Double_20_Arrow" draw:marker-end-width="0.3cm" draw:fill="none" draw:textarea-vertical-align="middle"/>
    </style:style>
    <style:style style:name="gr4" style:family="graphic" style:parent-style-name="objectwithoutfill">
      <style:graphic-properties draw:marker-end="Doubl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3" draw:id="id3" draw:layer="layout" svg:width="4.6cm" svg:height="1.4cm" svg:x="14.9cm" svg:y="4.6cm">
            <text:p text:style-name="P1">query d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1" draw:id="id1" draw:layer="layout" svg:width="6.6cm" svg:height="1.4cm" svg:x="7.7cm" svg:y="7.9cm">
            <text:p text:style-name="P2"><text:span text:style-name="T1">farn_page_pars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" draw:id="id2" draw:layer="layout" svg:width="4.6cm" svg:height="1.4cm" svg:x="1.9cm" svg:y="4.5cm">
            <text:p text:style-name="P1">name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1" xml:id="id5" draw:id="id5" draw:layer="layout" svg:width="7.3cm" svg:height="1.4cm" svg:x="12.7cm" svg:y="10.9cm">
            <text:p text:style-name="P1">properties_heading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6" draw:id="id6" draw:layer="layout" svg:width="4.6cm" svg:height="1.4cm" svg:x="8.7cm" svg:y="15.9cm">
            <text:p text:style-name="P2"><text:span text:style-name="T1">row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4" draw:id="id4" draw:layer="layout" svg:width="4.6cm" svg:height="1.4cm" svg:x="1.8cm" svg:y="9.9cm">
            <text:p text:style-name="P1">headings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1" xml:id="id10" draw:id="id10" draw:layer="layout" svg:width="4.6cm" svg:height="1.4cm" svg:x="14.882cm" svg:y="17.1cm">
            <text:p text:style-name="P1">pric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3" draw:id="id13" draw:layer="layout" svg:width="6.198cm" svg:height="1.4cm" svg:x="13.8cm" svg:y="22.8cm">
            <text:p text:style-name="P1">supplier_part_no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1" draw:id="id11" draw:layer="layout" svg:width="4.6cm" svg:height="1.4cm" svg:x="1.8cm" svg:y="20.7cm">
            <text:p text:style-name="P1">weblink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1" xml:id="id9" draw:id="id9" draw:layer="layout" svg:width="4.6cm" svg:height="1.4cm" svg:x="14.882cm" svg:y="14.4cm">
            <text:p text:style-name="P1">properti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8" draw:id="id8" draw:layer="layout" svg:width="4.6cm" svg:height="1.4cm" svg:x="1.7cm" svg:y="16.9cm">
            <text:p text:style-name="P1">descrip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7" draw:id="id7" draw:layer="layout" svg:width="4.6cm" svg:height="1.4cm" svg:x="1.8cm" svg:y="13.5cm">
            <text:p text:style-name="P1">brand_nam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2" draw:id="id12" draw:layer="layout" svg:width="8.2cm" svg:height="1.4cm" svg:x="5cm" svg:y="24.4cm">
            <text:p text:style-name="P1">manufacturer_part_no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draw:type="curve" svg:x1="11cm" svg:y1="7.9cm" svg:x2="6.5cm" svg:y2="5.2cm" draw:start-shape="id1" draw:start-glue-point="4" draw:end-shape="id2" draw:end-glue-point="7" svg:d="M11000 7900c0-1800-1500-2700-4500-2700" svg:viewBox="0 0 4501 2701">
            <text:p/>
          </draw:connector>
          <draw:connector draw:style-name="gr2" draw:text-style-name="P1" draw:layer="layout" draw:type="curve" svg:x1="14.3cm" svg:y1="8.6cm" svg:x2="17.2cm" svg:y2="6cm" draw:start-shape="id1" draw:start-glue-point="7" draw:end-shape="id3" draw:end-glue-point="6" svg:d="M14300 8600c1934 0 2900-866 2900-2600" svg:viewBox="0 0 2901 2601">
            <text:p/>
          </draw:connector>
          <draw:connector draw:style-name="gr2" draw:text-style-name="P1" draw:layer="layout" draw:type="curve" svg:x1="7.7cm" svg:y1="8.6cm" svg:x2="4.1cm" svg:y2="9.9cm" draw:start-shape="id1" draw:start-glue-point="5" draw:end-shape="id4" draw:end-glue-point="4" svg:d="M7700 8600c-2400 0-3600 433-3600 1300" svg:viewBox="0 0 3601 1301">
            <text:p/>
          </draw:connector>
          <draw:connector draw:style-name="gr2" draw:text-style-name="P1" draw:layer="layout" draw:type="curve" svg:x1="14.3cm" svg:y1="8.6cm" svg:x2="16.35cm" svg:y2="10.9cm" draw:start-shape="id1" draw:start-glue-point="7" draw:end-shape="id5" svg:d="M14300 8600c1367 0 2050 766 2050 2300" svg:viewBox="0 0 2051 2301">
            <text:p/>
          </draw:connector>
          <draw:connector draw:style-name="gr3" draw:text-style-name="P1" draw:layer="layout" draw:type="curve" svg:x1="11cm" svg:y1="9.3cm" svg:x2="11cm" svg:y2="15.9cm" draw:start-shape="id1" draw:start-glue-point="6" draw:end-shape="id6" draw:end-glue-point="4" svg:d="M11000 9300v6600" svg:viewBox="0 0 1 6601">
            <text:p/>
          </draw:connector>
          <draw:connector draw:style-name="gr2" draw:text-style-name="P1" draw:layer="layout" draw:type="curve" svg:x1="8.7cm" svg:y1="16.6cm" svg:x2="6.4cm" svg:y2="14.2cm" draw:start-shape="id6" draw:start-glue-point="5" draw:end-shape="id7" draw:end-glue-point="7" svg:d="M8700 16600c-1723 0-574-2400-2300-2400" svg:viewBox="0 0 2301 2401">
            <text:p/>
          </draw:connector>
          <draw:connector draw:style-name="gr2" draw:text-style-name="P1" draw:layer="layout" draw:type="curve" svg:x1="8.7cm" svg:y1="16.6cm" svg:x2="6.3cm" svg:y2="17.6cm" draw:start-shape="id6" draw:start-glue-point="5" draw:end-shape="id8" draw:end-glue-point="7" svg:d="M8700 16600c-1798 0-599 1000-2400 1000" svg:viewBox="0 0 2401 1001">
            <text:p/>
          </draw:connector>
          <draw:connector draw:style-name="gr4" draw:text-style-name="P1" draw:layer="layout" draw:type="curve" svg:x1="13.3cm" svg:y1="16.6cm" svg:x2="14.882cm" svg:y2="15.1cm" draw:start-shape="id6" draw:start-glue-point="7" draw:end-shape="id9" draw:end-glue-point="5" svg:d="M13300 16600c1188 0 397-1500 1582-1500" svg:viewBox="0 0 1583 1501">
            <text:p/>
          </draw:connector>
          <draw:connector draw:style-name="gr4" draw:text-style-name="P1" draw:layer="layout" draw:type="curve" svg:x1="13.3cm" svg:y1="16.6cm" svg:x2="14.882cm" svg:y2="17.8cm" draw:start-shape="id6" draw:start-glue-point="7" draw:end-shape="id10" draw:end-glue-point="5" svg:d="M13300 16600c1188 0 397 1200 1582 1200" svg:viewBox="0 0 1583 1201">
            <text:p/>
          </draw:connector>
          <draw:connector draw:style-name="gr2" draw:text-style-name="P1" draw:layer="layout" draw:type="curve" svg:x1="11cm" svg:y1="17.3cm" svg:x2="6.4cm" svg:y2="21.4cm" draw:start-shape="id6" draw:start-glue-point="6" draw:end-shape="id11" draw:end-glue-point="7" svg:d="M11000 17300c0 2734-1533 4100-4600 4100" svg:viewBox="0 0 4601 4101">
            <text:p/>
          </draw:connector>
          <draw:connector draw:style-name="gr2" draw:text-style-name="P1" draw:layer="layout" draw:type="curve" svg:x1="11cm" svg:y1="17.3cm" svg:x2="9.1cm" svg:y2="24.4cm" draw:start-shape="id6" draw:start-glue-point="6" draw:end-shape="id12" svg:d="M11000 17300c0 5326-1900 1777-1900 7100" svg:viewBox="0 0 1901 7101">
            <text:p/>
          </draw:connector>
          <draw:connector draw:style-name="gr2" draw:text-style-name="P1" draw:layer="layout" draw:type="curve" svg:x1="11cm" svg:y1="17.3cm" svg:x2="16.899cm" svg:y2="22.8cm" draw:start-shape="id6" draw:start-glue-point="6" draw:end-shape="id13" draw:end-glue-point="4" svg:d="M11000 17300c0 4126 5899 1377 5899 5500" svg:viewBox="0 0 5900 5501">
            <text:p/>
          </draw:connector>
          <draw:frame draw:style-name="gr5" draw:text-style-name="P3" draw:layer="layout" svg:width="7.601cm" svg:height="0.988cm" svg:x="6.3cm" svg:y="2.112cm">
            <draw:text-box>
              <text:p><text:span text:style-name="T1">farn_page_parser.r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0:05:32.227544949</meta:creation-date>
    <dc:date>2014-03-25T15:07:17.205357839</dc:date>
    <meta:editing-duration>PT4H14M53S</meta:editing-duration>
    <meta:editing-cycles>3</meta:editing-cycles>
    <meta:generator>LibreOffice/4.2.2.1$Linux_X86_64 LibreOffice_project/420m0$Build-1</meta:generator>
    <meta:document-statistic meta:object-count="27"/>
  </office:meta>
</office:document-meta>
</file>